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imes New Roman1" svg:font-family="'Times New Roman'"/>
    <style:font-face style:name="Times New Roman2" svg:font-family="'Times New Roman', serif"/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Noto Mono" svg:font-family="'Noto Mono'" style:font-pitch="fixed"/>
    <style:font-face style:name="monospace1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02380c"/>
    </style:style>
    <style:style style:name="P2" style:family="paragraph" style:parent-style-name="Standard">
      <style:text-properties style:font-name="Calibri1" fo:font-size="12pt" officeooo:rsid="000394ff" style:font-size-asian="12pt" style:font-name-complex="Times New Roman3" style:font-size-complex="12pt"/>
    </style:style>
    <style:style style:name="P3" style:family="paragraph" style:parent-style-name="Standard">
      <style:text-properties style:font-name="Calibri1" fo:font-size="12pt" officeooo:rsid="000394ff" officeooo:paragraph-rsid="000394ff" style:font-size-asian="12pt" style:font-name-complex="Times New Roman3" style:font-size-complex="12pt"/>
    </style:style>
    <style:style style:name="P4" style:family="paragraph" style:parent-style-name="Standard">
      <style:text-properties style:font-name="Calibri1" fo:font-size="12pt" officeooo:rsid="00054ec8" officeooo:paragraph-rsid="00054ec8" style:font-size-asian="12pt" style:font-name-complex="Times New Roman3" style:font-size-complex="12pt"/>
    </style:style>
    <style:style style:name="P5" style:family="paragraph" style:parent-style-name="Standard">
      <style:text-properties style:font-name="Calibri1" officeooo:rsid="000394ff" officeooo:paragraph-rsid="000394ff"/>
    </style:style>
    <style:style style:name="P6" style:family="paragraph" style:parent-style-name="Standard">
      <style:text-properties style:font-name="Calibri1" officeooo:rsid="00054ec8" officeooo:paragraph-rsid="00054ec8"/>
    </style:style>
    <style:style style:name="P7" style:family="paragraph" style:parent-style-name="Text_20_body" style:list-style-name="L2">
      <style:paragraph-properties fo:margin-top="0in" fo:margin-bottom="0in" loext:contextual-spacing="false" fo:orphans="2" fo:widows="2"/>
      <style:text-properties style:font-name="Calibri1" officeooo:paragraph-rsid="00066128"/>
    </style:style>
    <style:style style:name="P8" style:family="paragraph" style:parent-style-name="Text_20_body" style:list-style-name="L2">
      <style:paragraph-properties fo:margin-top="0in" fo:margin-bottom="0in" loext:contextual-spacing="false" fo:orphans="2" fo:widows="2"/>
      <style:text-properties style:font-name="Calibri1" officeooo:rsid="00066128" officeooo:paragraph-rsid="00066128"/>
    </style:style>
    <style:style style:name="P9" style:family="paragraph" style:parent-style-name="Heading_20_1">
      <style:text-properties style:font-name="Calibri1"/>
    </style:style>
    <style:style style:name="P10" style:family="paragraph" style:parent-style-name="Heading_20_1">
      <style:text-properties style:font-name="Calibri1" officeooo:paragraph-rsid="00066128"/>
    </style:style>
    <style:style style:name="P11" style:family="paragraph" style:parent-style-name="Title" style:master-page-name="Standard">
      <style:paragraph-properties style:page-number="auto"/>
      <style:text-properties style:font-name="Calibri1"/>
    </style:style>
    <style:style style:name="P12" style:family="paragraph">
      <style:paragraph-properties fo:margin-left="0in" fo:margin-right="0in" fo:margin-top="0in" fo:margin-bottom="0in" fo:line-height="100%" fo:text-align="start" fo:text-indent="0in" style:punctuation-wrap="hanging" style:writing-mode="lr-tb"/>
      <style:text-properties fo:hyphenate="false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c0504d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 style:punctuation-wrap="hanging" style:writing-mode="lr-tb"/>
      <style:text-properties fo:hyphenate="false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officeooo:rsid="0002380c"/>
    </style:style>
    <style:style style:name="T2" style:family="text">
      <style:text-properties style:font-name="monospace"/>
    </style:style>
    <style:style style:name="T3" style:family="text">
      <style:text-properties officeooo:rsid="000394ff"/>
    </style:style>
    <style:style style:name="T4" style:family="text">
      <style:text-properties officeooo:rsid="00054ec8"/>
    </style:style>
    <style:style style:name="T5" style:family="text">
      <style:text-properties officeooo:rsid="00066128"/>
    </style:style>
    <style:style style:name="T6" style:family="text">
      <style:text-properties fo:font-variant="normal" fo:text-transform="none" fo:color="#000000" style:font-name="Times New Roman2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true" draw:fit-to-size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true" draw:fit-to-size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0827in" fo:min-width="0.4563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0827in" fo:min-width="0.4563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6465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0146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9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6465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0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0138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1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in" fo:min-width="0.5283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54in" fo:min-width="0.6457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3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54in" fo:min-width="0.0138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4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in" fo:min-width="0.5256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5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6465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6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6846in" fo:min-width="0.0138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7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in" fo:min-width="0.5256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8" style:family="graphic">
      <style:graphic-properties draw:stroke="solid" svg:stroke-width="0.028in" svg:stroke-color="#8e3b38" draw:marker-start="" draw:marker-start-width="0.0783in" draw:marker-start-center="false" draw:marker-end="" draw:marker-end-width="0.0783in" draw:marker-end-center="false" draw:fill="solid" draw:fill-color="#c0504d" draw:textarea-horizontal-align="justify" draw:textarea-vertical-align="middle" draw:auto-grow-height="false" draw:fit-to-size="false" fo:min-height="0.1555in" fo:min-width="0.0335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true" draw:fit-to-size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20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0819in" fo:min-width="0.4571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true" draw:fit-to-size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  <style:style style:name="gr22" style:family="graphic">
      <style:graphic-properties draw:stroke="solid" svg:stroke-width="0.028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draw:fit-to-size="false" fo:min-height="0.0819in" fo:min-width="0.4571in" fo:padding-top="0.0492in" fo:padding-bottom="0.0492in" fo:padding-left="0.0984in" fo:padding-right="0.0984in" fo:wrap-option="wrap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b Report <text:span text:style-name="T3">3</text:span></text:p>
      <text:h text:style-name="P9" text:outline-level="1">Problem</text:h>
      <text:p text:style-name="P3">Create a generic linked list structure in Java that supports the actions add, remove, and insert.</text:p>
      <text:h text:style-name="P9" text:outline-level="1">Proposed Solution</text:h>
      <text:p text:style-name="P5"><draw:g text:anchor-type="paragraph" draw:z-index="0" draw:name="Shape1" draw:style-name="gr1"><draw:custom-shape draw:name="TextBox 25" draw:style-name="gr2" draw:text-style-name="P13" svg:width="0.5803in" svg:height="0.698in" svg:x="0.1732in" svg:y="1.6008in"><text:p text:style-name="P12"><text:span text:style-name="T8">H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26" draw:style-name="gr3" draw:text-style-name="P13" svg:width="0.7114in" svg:height="0.698in" svg:x="3.5516in" svg:y="1.6008in"><text:p text:style-name="P12"><text:span text:style-name="T8">Curr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ight Arrow 27" draw:style-name="gr4" draw:text-style-name="P14" svg:width="0.6539in" svg:height="0.1815in" draw:transform="rotate (-1.5707963267949) translate (0.553171478565179in 0.924606299212598in)"><text:p/><draw:enhanced-geometry draw:mirror-horizontal="tru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draw:name="Right Arrow 28" draw:style-name="gr5" draw:text-style-name="P14" svg:width="0.6539in" svg:height="0.1815in" draw:transform="rotate (-1.5707963267949) translate (4.02152777777778in 0.924606299212598in)"><text:p/><draw:enhanced-geometry draw:mirror-horizontal="tru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g draw:name="Group 6" draw:style-name="gr6"><draw:g draw:name="Group 3" draw:style-name="gr6"><draw:custom-shape draw:name="Rectangle 4" draw:style-name="gr7" draw:text-style-name="P14" svg:width="0.8433in" svg:height="0.7831in" svg:x="0.0598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8" draw:text-style-name="P14" svg:width="0.2114in" svg:height="0.7831in" svg:x="0.9028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" draw:style-name="gr6"><draw:custom-shape draw:name="Rectangle 8" draw:style-name="gr9" draw:text-style-name="P14" svg:width="0.8433in" svg:height="0.7831in" svg:x="1.8232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10" draw:text-style-name="P14" svg:width="0.2106in" svg:height="0.7831in" svg:x="2.6669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ight Arrow 11" draw:style-name="gr11" draw:text-style-name="P14" svg:width="0.7677in" svg:height="0.1685in" svg:x="1.0091in" svg:y="0.3894in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g draw:name="Group 13" draw:style-name="gr6"><draw:custom-shape draw:name="Rectangle 14" draw:style-name="gr12" draw:text-style-name="P14" svg:width="0.8425in" svg:height="0.7835in" svg:x="3.5406in" svg:y="0.08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13" draw:text-style-name="P14" svg:width="0.2106in" svg:height="0.7835in" svg:x="4.3835in" svg:y="0.08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ight Arrow 17" draw:style-name="gr14" draw:text-style-name="P14" svg:width="0.7677in" svg:height="0.1803in" svg:x="2.7724in" svg:y="0.3965in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g draw:name="Group 19" draw:style-name="gr6"><draw:custom-shape draw:name="Rectangle 20" draw:style-name="gr15" draw:text-style-name="P14" svg:width="0.8433in" svg:height="0.7831in" svg:x="5.3472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16" draw:text-style-name="P14" svg:width="0.2106in" svg:height="0.7831in" svg:x="6.1906in" svg:y="0.0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ight Arrow 23" draw:style-name="gr17" draw:text-style-name="P14" svg:width="0.7677in" svg:height="0.1803in" svg:x="4.5642in" svg:y="0.3965in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draw:name="Multiply 29" draw:style-name="gr18" draw:text-style-name="P15" svg:width="0.3295in" svg:height="0.3921in" svg:x="6.1299in" svg:y="0.2756in"><text:p/>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<draw:equation draw:name="f0" draw:formula="if(0-$0 ,0,if(51965-$0 ,$0 ,51965))"/><draw:equation draw:name="f1" draw:formula="min(logwidth,logheight)"/><draw:equation draw:name="f2" draw:formula="?f1 *?f0 /100000"/><draw:equation draw:name="f3" draw:formula="(10800000*atan2(logheight,logwidth))/pi"/><draw:equation draw:name="f4" draw:formula="1*sin(pi*(?f3 )/10800000)"/><draw:equation draw:name="f5" draw:formula="1*cos(pi*(?f3 )/10800000)"/><draw:equation draw:name="f6" draw:formula="1*tan(pi*(?f3 )/10800000)"/><draw:equation draw:name="f7" draw:formula="sqrt(logwidth*logwidth+logheight*logheight+0*0)"/><draw:equation draw:name="f8" draw:formula="?f7 *51965/100000"/><draw:equation draw:name="f9" draw:formula="?f7 +0-?f8 "/><draw:equation draw:name="f10" draw:formula="?f5 *?f9 /2"/><draw:equation draw:name="f11" draw:formula="?f4 *?f9 /2"/><draw:equation draw:name="f12" draw:formula="?f4 *?f2 /2"/><draw:equation draw:name="f13" draw:formula="?f5 *?f2 /2"/><draw:equation draw:name="f14" draw:formula="?f10 +0-?f12 "/><draw:equation draw:name="f15" draw:formula="?f11 +?f13 -0"/><draw:equation draw:name="f16" draw:formula="?f10 +?f12 -0"/><draw:equation draw:name="f17" draw:formula="?f11 +0-?f13 "/><draw:equation draw:name="f18" draw:formula="logwidth/2"/><draw:equation draw:name="f19" draw:formula="?f18 +0-?f16 "/><draw:equation draw:name="f20" draw:formula="?f19 *?f6 /1"/><draw:equation draw:name="f21" draw:formula="?f20 +?f17 -0"/><draw:equation draw:name="f22" draw:formula="logwidth+0-?f16 "/><draw:equation draw:name="f23" draw:formula="logwidth+0-?f14 "/><draw:equation draw:name="f24" draw:formula="logheight/2"/><draw:equation draw:name="f25" draw:formula="?f24 +0-?f15 "/><draw:equation draw:name="f26" draw:formula="?f25 *1/?f6 "/><draw:equation draw:name="f27" draw:formula="?f23 +0-?f26 "/><draw:equation draw:name="f28" draw:formula="?f14 +?f26 -0"/><draw:equation draw:name="f29" draw:formula="logheight+0-?f15 "/><draw:equation draw:name="f30" draw:formula="logheight+0-?f17 "/><draw:equation draw:name="f31" draw:formula="logheight+0-?f21 "/><draw:equation draw:name="f32" draw:formula="logwidth+0-?f10 "/><draw:equation draw:name="f33" draw:formula="logheight+0-?f11 "/><draw:handle draw:handle-position="0 ?f2" draw:handle-range-y-maximum="51965" draw:handle-range-y-minimum="0"/></draw:enhanced-geometry></draw:custom-shape></draw:g><draw:custom-shape draw:name="TextBox 24" draw:style-name="gr19" draw:text-style-name="P17" svg:width="0.4705in" svg:height="0.698in" svg:x="5.6488in" svg:y="1.5929in"><text:p text:style-name="P16"><text:span text:style-name="T8">Tai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ight Arrow 30" draw:style-name="gr20" draw:text-style-name="P14" svg:width="0.6543in" svg:height="0.1807in" draw:transform="rotate (-1.5707963267949) translate (5.94930555555556in 0.916666666666667in)"><text:p/><draw:enhanced-geometry draw:mirror-horizontal="tru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draw:name="TextBox 31" draw:style-name="gr21" draw:text-style-name="P17" svg:width="0.8469in" svg:height="0.698in" svg:x="1.8535in" svg:y="1.589in"><text:p text:style-name="P16"><text:span text:style-name="T8">Previou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ight Arrow 32" draw:style-name="gr22" draw:text-style-name="P14" svg:width="0.6543in" svg:height="0.1807in" draw:transform="rotate (-1.5707963267949) translate (2.39513888888889in 0.916666666666667in)"><text:p/><draw:enhanced-geometry draw:mirror-horizontal="tru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/draw:g>Create a generic inner class that serves to link data together. Give the inner class three data elements: next node, previous node, and a piece of data. For the outer class, create a head node. Allow the node constructor to handle creation: if adding data, change first empty node data instead of appending new node. Create iterator for ease of access and decrease API complexity. Iterator goes until it finds a null link or null data. Use iterator for printing.</text:p>
      <text:h text:style-name="P9" text:outline-level="1">Tests and Results</text:h>
      <text:p text:style-name="P6">See attached DoubleLinkedListTest.java and ToDoListTester.java. Short snippet follows.</text:p>
      <text:p text:style-name="P3">Adding Five Tasks To Do</text:p>
      <text:p text:style-name="P3">1. Buy Ground Beef</text:p>
      <text:p text:style-name="P3">2. Buy Cheese</text:p>
      <text:p text:style-name="P3">3. Buy Taco Shells</text:p>
      <text:p text:style-name="P3">4. Make Tacos</text:p>
      <text:p text:style-name="P3"><text:soft-page-break/>5. Eat Tacos</text:p>
      <text:p text:style-name="P3"/>
      <text:p text:style-name="P3">Forgot salsa. Adding after step 2.</text:p>
      <text:p text:style-name="P3">1. Buy Ground Beef</text:p>
      <text:p text:style-name="P3">2. Buy Cheese</text:p>
      <text:p text:style-name="P3">3. Buy Salsa</text:p>
      <text:p text:style-name="P3">4. Buy Taco Shells</text:p>
      <text:p text:style-name="P3">5. Make Tacos</text:p>
      <text:p text:style-name="P3">6. Eat Tacos</text:p>
      <text:p text:style-name="P3"/>
      <text:p text:style-name="P3">Actually I'm changing salsa to hot sauce.</text:p>
      <text:p text:style-name="P3">Adding guacamole to tacos.</text:p>
      <text:p text:style-name="P3">1. Buy Ground Beef</text:p>
      <text:p text:style-name="P3">2. Buy Cheese</text:p>
      <text:p text:style-name="P3">3. Buy Hot Sauce</text:p>
      <text:p text:style-name="P3">4. Buy Guacamole</text:p>
      <text:p text:style-name="P3">5. Buy Taco Shells</text:p>
      <text:p text:style-name="P3">6. Make Tacos</text:p>
      <text:p text:style-name="P3">7. Eat Tacos</text:p>
      <text:p text:style-name="P3"/>
      <text:p text:style-name="P3">Maybe not.</text:p>
      <text:p text:style-name="P3">Printing list.</text:p>
      <text:p text:style-name="P3">1. Buy Ground Beef</text:p>
      <text:p text:style-name="P3"><text:soft-page-break/>2. Buy Cheese</text:p>
      <text:p text:style-name="P3">3. Buy Hot Sauce</text:p>
      <text:p text:style-name="P3">4. Buy Taco Shells</text:p>
      <text:p text:style-name="P3">5. Make Tacos</text:p>
      <text:p text:style-name="P2">6. Eat Tacos</text:p>
      <text:h text:style-name="P9" text:outline-level="1">Problems Encountered</text:h>
      <text:p text:style-name="P5">Didn’t know how Iterators worked, had to look that up. Had trouble generalizing iterator(); had to put type in class type: Iterator&lt;T&gt;. Had trouble with hasNext method; broke for head, which is why it has all sorts of special conditions. Had to figure out how to make a duplicate class in Java (i.e. ToDoList). Looked up how to have arbitrary number of arguments in Java. <text:s/><text:span text:style-name="T4">Wrote a test class in Java which I enjoyed a lot. </text:span>Learned a lot <text:span text:style-name="T4">in this lab.</text:span></text:p>
      <text:h text:style-name="P9" text:outline-level="1">Conclusions and Discussion</text:h>
      <text:p text:style-name="P4">Could have written more unit tests, especially for String types. Could have tested iterator – still not sure if deleteCurrent works within loop. Could have written strictly singly linked list instead of doubly linked list. <text:span text:style-name="T5">Could have made various methods more elegant, especially deleteCurrentNode.</text:span></text:p>
      <text:h text:style-name="P10" text:outline-level="1">Additional Questions</text:h>
      <text:list xml:id="list8749919452317128536" text:style-name="L2">
        <text:list-item>
          <text:p text:style-name="P7"><text:span text:style-name="T7">Name some advantages of using a linked list instead of an array.</text:span></text:p>
          <text:list>
            <text:list-header>
              <text:p text:style-name="P8"><text:span text:style-name="T7">Linked lists can be resized, appended, deleted, etc. This allows for much clearer code when the number of items is not known ahead of time.</text:span></text:p>
            </text:list-header>
          </text:list>
        </text:list-item>
        <text:list-item>
          <text:p text:style-name="P7"><text:span text:style-name="T7">Name some disadvantages of using a linked list instead of an array.</text:span></text:p>
          <text:list>
            <text:list-header>
              <text:p text:style-name="P8"><text:span text:style-name="T7">Linked lists do not allow random access. To reach the end of the list, the iterator must <text:s/>make O(n) accesses, as opposed to a fixed-array, which is constant time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imes New Roman1" svg:font-family="'Times New Roman'"/>
    <style:font-face style:name="Times New Roman2" svg:font-family="'Times New Roman', serif"/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Noto Mono" svg:font-family="'Noto Mono'" style:font-pitch="fixed"/>
    <style:font-face style:name="monospace1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3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3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2380c"/>
    </style:style>
    <style:style style:name="MT1" style:family="text">
      <style:text-properties officeooo:rsid="0002380c"/>
    </style:style>
    <style:style style:name="MT2" style:family="text">
      <style:text-properties style:font-name="monospac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oshua Nelson</text:span><text:span text:style-name="MT2"><text:line-break/></text:span><text:span text:style-name="MT1">CSCE 1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00t</meta:initial-creator>
    <meta:editing-cycles>8</meta:editing-cycles>
    <meta:creation-date>2015-10-11T17:26:00</meta:creation-date>
    <dc:date>2018-02-01T14:03:58.993754648</dc:date>
    <meta:editing-duration>PT55M12S</meta:editing-duration>
    <meta:generator>LibreOffice/5.2.7.2$Linux_X86_64 LibreOffice_project/20m0$Build-2</meta:generator>
    <meta:document-statistic meta:table-count="0" meta:image-count="0" meta:object-count="0" meta:page-count="3" meta:paragraph-count="47" meta:word-count="437" meta:character-count="2473" meta:non-whitespace-character-count="2082"/>
    <meta:user-defined meta:name="AppVersion">14.0000</meta:user-defined>
    <meta:user-defined meta:name="Company">Clems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